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dc177f010" style:family="table" style:master-page-name="ta-mp-0x7fcdc177f010">
      <style:table-properties table:display="true" style:writing-mode="lr-tb"/>
    </style:style>
    <style:style style:name="ta-0x7fcdc177f200" style:family="table" style:master-page-name="ta-mp-0x7fcdc177f200">
      <style:table-properties table:display="true" style:writing-mode="lr-tb"/>
    </style:style>
    <style:style style:name="ta-0x7fcdc177f3f0" style:family="table" style:master-page-name="ta-mp-0x7fcdc177f3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dc174ef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e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36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800" style:family="table-cell" style:data-style-name="ND.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6d8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5001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1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dc174f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95.25pt" style:use-optimal-column-width="true"/>
    </style:style>
    <style:style style:name="ACOL-2" style:family="table-column">
      <style:table-column-properties style:column-width="63.00pt" style:use-optimal-column-width="true"/>
    </style:style>
    <style:style style:name="ACOL-3" style:family="table-column">
      <style:table-column-properties style:column-width="51.75pt" style:use-optimal-column-width="true"/>
    </style:style>
    <style:style style:name="ACOL-4" style:family="table-column">
      <style:table-column-properties style:column-width="65.25pt" style:use-optimal-column-width="true"/>
    </style:style>
    <style:style style:name="ACOL-5" style:family="table-column">
      <style:table-column-properties style:column-width="54.75pt" style:use-optimal-column-width="false"/>
    </style:style>
    <style:style style:name="ACOL-6" style:family="table-column">
      <style:table-column-properties style:column-width="96.75pt" style:use-optimal-column-width="true"/>
    </style:style>
    <style:style style:name="ACOL-7" style:family="table-column">
      <style:table-column-properties style:column-width="61.50pt" style:use-optimal-column-width="false"/>
    </style:style>
    <style:style style:name="ACOL-8" style:family="table-column">
      <style:table-column-properties style:column-width="59.25pt" style:use-optimal-column-width="true"/>
    </style:style>
    <style:style style:name="ACOL-9" style:family="table-column"/>
    <style:style style:name="ACOL-10" style:family="table-column">
      <style:table-column-properties style:column-width="51.00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cdc177f01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default-cell-style-name="ACE-0x7fcdc174f360" table:style-name="ACOL-3"/>
        <table:table-column table:style-name="ACOL-4"/>
        <table:table-column table:default-cell-style-name="ACE-0x7fcdc174f800" table:style-name="ACOL-5"/>
        <table:table-column table:style-name="ACOL-6"/>
        <table:table-column table:default-cell-style-name="ACE-0x7fcdc174f6d8" table:style-name="ACOL-7"/>
        <table:table-column table:style-name="ACOL-0"/>
        <table:table-column table:style-name="ACOL-6"/>
        <table:table-column table:style-name="ACOL-0"/>
        <table:table-column table:style-name="ACOL-6"/>
        <table:table-column table:default-cell-style-name="ACE-0x7fcdc174f360" table:style-name="ACOL-8"/>
        <table:table-column table:default-cell-style-name="ACE-0x7fcdc174f360" table:style-name="ACOL-6"/>
        <table:table-column table:style-name="ACOL-0"/>
        <table:table-column table:style-name="ACOL-0"/>
        <table:table-column table:default-cell-style-name="ACE-0x7fcdc174f360" table:style-name="ACOL-10"/>
        <table:table-column table:style-name="ACOL-8"/>
        <table:table-column table:style-name="ACOL-0"/>
        <table:table-column table:style-name="ACOL-0"/>
        <table:table-column table:style-name="ACOL-0" table:number-columns-repeated="235"/>
        <table:table-row table:style-name="AROW-0" table:number-rows-repeated="4">
          <table:table-cell table:number-columns-repeated="256"/>
        </table:table-row>
        <table:table-row table:style-name="AROW-1">
          <table:table-cell table:style-name="Gnumeric-default" office:value-type="string">
            <text:p>Channel width</text:p>
          </table:table-cell>
          <table:table-cell table:style-name="Gnumeric-default"/>
          <table:table-cell table:style-name="Gnumeric-default" office:value-type="float" office:value="0.38">
            <text:p>0.38</text:p>
          </table:table-cell>
          <table:table-cell table:style-name="Gnumeric-default" office:value-type="string">
            <text:p>m</text:p>
          </table:table-cell>
          <table:table-cell table:style-name="ACE-0x7fcdc174f360"/>
          <table:table-cell table:style-name="Gnumeric-default"/>
          <table:table-cell table:style-name="ACE-0x7fcdc174f800"/>
          <table:table-cell table:style-name="Gnumeric-default"/>
          <table:table-cell table:style-name="ACE-0x7fcdc174f6d8"/>
          <table:table-cell table:number-columns-repeated="4" table:style-name="Gnumeric-default"/>
          <table:table-cell table:number-columns-repeated="2" table:style-name="ACE-0x7fcdc174f360"/>
          <table:table-cell table:number-columns-repeated="2" table:style-name="Gnumeric-default"/>
          <table:table-cell table:style-name="ACE-0x7fcdc174f360"/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Drag parameter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1/m</text:p>
          </table:table-cell>
          <table:table-cell table:style-name="ACE-0x7fcdc174f360"/>
          <table:table-cell table:style-name="Gnumeric-default"/>
          <table:table-cell table:style-name="ACE-0x7fcdc174f800"/>
          <table:table-cell table:style-name="Gnumeric-default"/>
          <table:table-cell table:style-name="ACE-0x7fcdc174f6d8"/>
          <table:table-cell table:number-columns-repeated="4" table:style-name="Gnumeric-default"/>
          <table:table-cell table:number-columns-repeated="2" table:style-name="ACE-0x7fcdc174f360"/>
          <table:table-cell table:number-columns-repeated="2" table:style-name="Gnumeric-default"/>
          <table:table-cell table:style-name="ACE-0x7fcdc174f360"/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rass density</text:p>
          </table:table-cell>
          <table:table-cell table:style-name="Gnumeric-default"/>
          <table:table-cell table:style-name="Gnumeric-default" office:value-type="float" office:value="1890">
            <text:p>1890</text:p>
          </table:table-cell>
          <table:table-cell table:style-name="Gnumeric-default" office:value-type="string">
            <text:p>blades/m^2</text:p>
          </table:table-cell>
          <table:table-cell table:style-name="ACE-0x7fcdc174f360" table:formula="of:=[.C7]*[.C8]*[.C9]" office:value-type="float" office:value="11.34">
            <text:p>1.13E01</text:p>
          </table:table-cell>
          <table:table-cell table:style-name="Gnumeric-default"/>
          <table:table-cell table:style-name="ACE-0x7fcdc174f800"/>
          <table:table-cell table:style-name="Gnumeric-default"/>
          <table:table-cell table:style-name="ACE-0x7fcdc174f6d8"/>
          <table:table-cell table:number-columns-repeated="4" table:style-name="Gnumeric-default"/>
          <table:table-cell table:number-columns-repeated="2" table:style-name="ACE-0x7fcdc174f360"/>
          <table:table-cell table:number-columns-repeated="2" table:style-name="Gnumeric-default"/>
          <table:table-cell table:style-name="ACE-0x7fcdc174f360"/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Drag coefficient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7fcdc174f360"/>
          <table:table-cell table:style-name="Gnumeric-default"/>
          <table:table-cell table:style-name="ACE-0x7fcdc174f800"/>
          <table:table-cell table:style-name="Gnumeric-default"/>
          <table:table-cell table:style-name="ACE-0x7fcdc174f6d8"/>
          <table:table-cell table:number-columns-repeated="4" table:style-name="Gnumeric-default"/>
          <table:table-cell table:number-columns-repeated="2" table:style-name="ACE-0x7fcdc174f360"/>
          <table:table-cell table:number-columns-repeated="2" table:style-name="Gnumeric-default"/>
          <table:table-cell table:style-name="ACE-0x7fcdc174f360"/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rass blade width</text:p>
          </table:table-cell>
          <table:table-cell table:style-name="Gnumeric-default"/>
          <table:table-cell table:style-name="Gnumeric-default" office:value-type="float" office:value="0.003">
            <text:p>0.003</text:p>
          </table:table-cell>
          <table:table-cell table:style-name="Gnumeric-default" office:value-type="string">
            <text:p>m</text:p>
          </table:table-cell>
          <table:table-cell table:style-name="ACE-0x7fcdc174f360"/>
          <table:table-cell table:style-name="Gnumeric-default"/>
          <table:table-cell table:style-name="ACE-0x7fcdc174f800"/>
          <table:table-cell table:style-name="Gnumeric-default"/>
          <table:table-cell table:style-name="ACE-0x7fcdc174f6d8"/>
          <table:table-cell table:number-columns-repeated="4" table:style-name="Gnumeric-default"/>
          <table:table-cell table:number-columns-spanned="3" table:style-name="ACE-0x7fcdc1750018" office:value-type="string">
            <text:p>Coefficients of quadratic</text:p>
          </table:table-cell>
          <table:covered-table-cell table:number-columns-repeated="2"/>
          <table:table-cell table:style-name="Gnumeric-default"/>
          <table:table-cell table:number-columns-spanned="2" table:style-name="ACE-0x7fcdc174f360" office:value-type="string">
            <text:p>sqrt(lambda')</text:p>
          </table:table-cell>
          <table:covered-table-cell/>
          <table:table-cell table:number-columns-repeated="237" table:style-name="Gnumeric-default"/>
        </table:table-row>
        <table:table-row table:style-name="AROW-1">
          <table:table-cell table:style-name="Gnumeric-default" office:value-type="string">
            <text:p>Scenario</text:p>
          </table:table-cell>
          <table:table-cell table:style-name="Gnumeric-default" office:value-type="string">
            <text:p>H (cm)</text:p>
          </table:table-cell>
          <table:table-cell table:style-name="Gnumeric-default" office:value-type="string">
            <text:p>Q <text:s/>10^-2 (cm^3/s)</text:p>
          </table:table-cell>
          <table:table-cell table:style-name="Gnumeric-default" office:value-type="string">
            <text:p>h_d (cm)</text:p>
          </table:table-cell>
          <table:table-cell table:style-name="ACE-0x7fcdc174f360" office:value-type="string">
            <text:p>Q2d=Q/W</text:p>
          </table:table-cell>
          <table:table-cell table:style-name="Gnumeric-default" office:value-type="string">
            <text:p>Uscale (m/s)</text:p>
          </table:table-cell>
          <table:table-cell table:style-name="ACE-0x7fcdc174f800" office:value-type="string">
            <text:p>Ug</text:p>
          </table:table-cell>
          <table:table-cell table:style-name="Gnumeric-default" office:value-type="string">
            <text:p>Submergence ratio</text:p>
          </table:table-cell>
          <table:table-cell table:style-name="ACE-0x7fcdc174f6d8" office:value-type="string">
            <text:p>Turbulent viscosity (m^2/s)</text:p>
          </table:table-cell>
          <table:table-cell table:style-name="Gnumeric-default"/>
          <table:table-cell table:style-name="Gnumeric-default" office:value-type="string">
            <text:p>Reynolds number</text:p>
          </table:table-cell>
          <table:table-cell table:style-name="Gnumeric-default"/>
          <table:table-cell table:style-name="Gnumeric-default" office:value-type="string">
            <text:p>H/delta</text:p>
          </table:table-cell>
          <table:table-cell table:style-name="ACE-0x7fcdc174f360" office:value-type="string">
            <text:p>c</text:p>
          </table:table-cell>
          <table:table-cell table:style-name="ACE-0x7fcdc174f360" office:value-type="string">
            <text:p>b</text:p>
          </table:table-cell>
          <table:table-cell table:style-name="Gnumeric-default" office:value-type="string">
            <text:p>a</text:p>
          </table:table-cell>
          <table:table-cell table:style-name="Gnumeric-default"/>
          <table:table-cell table:style-name="ACE-0x7fcdc174f360" office:value-type="string">
            <text:p>root1</text:p>
          </table:table-cell>
          <table:table-cell table:style-name="Gnumeric-default" office:value-type="string">
            <text:p>root2</text:p>
          </table:table-cell>
          <table:table-cell table:style-name="Gnumeric-default"/>
          <table:table-cell table:style-name="Gnumeric-default" office:value-type="string">
            <text:p>U0 (m/s)</text:p>
          </table:table-cell>
          <table:table-cell table:number-columns-repeated="235" table:style-name="Gnumeric-default"/>
        </table:table-row>
        <table:table-row table:style-name="AROW-1">
          <table:table-cell table:style-name="ACE-0x7fcdc174fef0" office:value-type="string">
            <text:p>A</text:p>
          </table:table-cell>
          <table:table-cell table:style-name="ACE-0x7fcdc174fef0" office:value-type="float" office:value="35.9">
            <text:p>35.90</text:p>
          </table:table-cell>
          <table:table-cell table:style-name="ACE-0x7fcdc174fef0" office:value-type="float" office:value="111">
            <text:p>111.00</text:p>
          </table:table-cell>
          <table:table-cell table:style-name="ACE-0x7fcdc174fef0" office:value-type="float" office:value="8.5">
            <text:p>8.50</text:p>
          </table:table-cell>
          <table:table-cell table:style-name="ACE-0x7fcdc174f360" table:formula="of:=[.C11]*100*1e-06/[.$C$5]" office:value-type="float" office:value="0.0292105263157895">
            <text:p>2.92E−02</text:p>
          </table:table-cell>
          <table:table-cell table:style-name="ACE-0x7fcdc174fef0" table:formula="of:=[.U11]" office:value-type="float" office:value="0.134831770317726">
            <text:p>0.13</text:p>
          </table:table-cell>
          <table:table-cell table:style-name="ACE-0x7fcdc174f800" table:formula="of:=[.R11]/SQRT([.$E$7])" office:value-type="float" office:value="0.00607470423950441">
            <text:p>0.0061</text:p>
          </table:table-cell>
          <table:table-cell table:style-name="ACE-0x7fcdc174fef0" table:formula="of:=[.D11]/[.B11]" office:value-type="float" office:value="0.236768802228412">
            <text:p>0.24</text:p>
          </table:table-cell>
          <table:table-cell table:style-name="ACE-0x7fcdc174f6d8" office:value-type="float" office:value="0.0001">
            <text:p>1.000E−04</text:p>
          </table:table-cell>
          <table:table-cell table:style-name="ACE-0x7fcdc174fef0"/>
          <table:table-cell table:style-name="ACE-0x7fcdc174fef0" table:formula="of:=[.U11]*[.B11]*0.01/2/[.I11]" office:value-type="float" office:value="242.023027720318">
            <text:p>242.02</text:p>
          </table:table-cell>
          <table:table-cell table:style-name="ACE-0x7fcdc174fef0" office:value-type="string">
            <text:p>u</text:p>
          </table:table-cell>
          <table:table-cell table:style-name="ACE-0x7fcdc174fef0" table:formula="of:=([.K11]*[.$E$7]*[.B11]*0.01/2)^(1/3)" office:value-type="float" office:value="7.89789578960814">
            <text:p>7.90</text:p>
          </table:table-cell>
          <table:table-cell table:style-name="ACE-0x7fcdc174f360" table:formula="of:=-[.E11]" office:value-type="float" office:value="-0.0292105263157895">
            <text:p>−2.92E−02</text:p>
          </table:table-cell>
          <table:table-cell table:style-name="ACE-0x7fcdc174f360" table:formula="of:=[.D11]*0.01/SQRT([.$E$7])" office:value-type="float" office:value="0.0252413395139512">
            <text:p>2.52E−02</text:p>
          </table:table-cell>
          <table:table-cell table:style-name="ACE-0x7fcdc174fef0" table:formula="of:=([.B11]-[.D11])^3*1e-06/3/[.I11]" office:value-type="float" office:value="68.5694133333333">
            <text:p>68.57</text:p>
          </table:table-cell>
          <table:table-cell table:style-name="ACE-0x7fcdc174fef0"/>
          <table:table-cell table:style-name="ACE-0x7fcdc174f360" table:formula="of:=(-[.O11]+SQRT([.O11]^2-4*[.N11]*[.P11]))/(2*[.P11])" office:value-type="float" office:value="0.0204565157911878">
            <text:p>2.05E−02</text:p>
          </table:table-cell>
          <table:table-cell table:style-name="ACE-0x7fcdc174f360" table:formula="of:=(-[.O11]-SQRT([.O11]^2-4*[.N11]*[.P11]))/(2*[.P11])" office:value-type="float" office:value="-0.0208246294775518">
            <text:p>−2.08E−02</text:p>
          </table:table-cell>
          <table:table-cell table:style-name="ACE-0x7fcdc174fef0"/>
          <table:table-cell table:style-name="ACE-0x7fcdc174fef0" table:formula="of:=[.R11]^2/[.I11]*([.B11]*0.01/2)^2" office:value-type="float" office:value="0.134831770317726">
            <text:p>0.13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B</text:p>
          </table:table-cell>
          <table:table-cell table:style-name="ACE-0x7fcdc174fef0" office:value-type="float" office:value="35.9">
            <text:p>35.90</text:p>
          </table:table-cell>
          <table:table-cell table:style-name="ACE-0x7fcdc174fef0" office:value-type="float" office:value="46">
            <text:p>46.00</text:p>
          </table:table-cell>
          <table:table-cell table:style-name="ACE-0x7fcdc174fef0" office:value-type="float" office:value="11.3">
            <text:p>11.30</text:p>
          </table:table-cell>
          <table:table-cell table:style-name="ACE-0x7fcdc174f360" table:formula="of:=[.C12]*100*1e-06/[.$C$5]" office:value-type="float" office:value="0.0121052631578947">
            <text:p>1.21E−02</text:p>
          </table:table-cell>
          <table:table-cell table:style-name="ACE-0x7fcdc174fef0" table:formula="of:=[.U12]" office:value-type="float" office:value="0.0752692425376186">
            <text:p>0.08</text:p>
          </table:table-cell>
          <table:table-cell table:style-name="ACE-0x7fcdc174f800" table:formula="of:=[.R12]/SQRT([.$E$7])" office:value-type="float" office:value="0.00453876599695764">
            <text:p>0.0045</text:p>
          </table:table-cell>
          <table:table-cell table:style-name="ACE-0x7fcdc174fef0" table:formula="of:=[.D12]/[.B12]" office:value-type="float" office:value="0.314763231197772">
            <text:p>0.31</text:p>
          </table:table-cell>
          <table:table-cell table:style-name="ACE-0x7fcdc174f6d8" table:formula="of:=[.I11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2]*[.B12]*0.01/2/[.I12]" office:value-type="float" office:value="135.108290355025">
            <text:p>135.11</text:p>
          </table:table-cell>
          <table:table-cell table:style-name="ACE-0x7fcdc174fef0" office:value-type="string">
            <text:p>u</text:p>
          </table:table-cell>
          <table:table-cell table:style-name="ACE-0x7fcdc174fef0" table:formula="of:=([.K12]*[.$E$7]*[.B12]*0.01/2)^(1/3)" office:value-type="float" office:value="6.50309106052115">
            <text:p>6.50</text:p>
          </table:table-cell>
          <table:table-cell table:style-name="ACE-0x7fcdc174f360" table:formula="of:=-[.E12]" office:value-type="float" office:value="-0.0121052631578947">
            <text:p>−1.21E−02</text:p>
          </table:table-cell>
          <table:table-cell table:style-name="ACE-0x7fcdc174f360" table:formula="of:=[.D12]*0.01/SQRT([.$E$7])" office:value-type="float" office:value="0.0335561337067822">
            <text:p>3.36E−02</text:p>
          </table:table-cell>
          <table:table-cell table:style-name="ACE-0x7fcdc174fef0" table:formula="of:=([.B12]-[.D12])^3*1e-06/3/[.I12]" office:value-type="float" office:value="49.62312">
            <text:p>49.62</text:p>
          </table:table-cell>
          <table:table-cell table:style-name="ACE-0x7fcdc174fef0"/>
          <table:table-cell table:style-name="ACE-0x7fcdc174f360" table:formula="of:=(-[.O12]+SQRT([.O12]^2-4*[.N12]*[.P12]))/(2*[.P12])" office:value-type="float" office:value="0.0152842565874194">
            <text:p>1.53E−02</text:p>
          </table:table-cell>
          <table:table-cell table:style-name="ACE-0x7fcdc174f360" table:formula="of:=(-[.O12]-SQRT([.O12]^2-4*[.N12]*[.P12]))/(2*[.P12])" office:value-type="float" office:value="-0.0159604763355284">
            <text:p>−1.60E−02</text:p>
          </table:table-cell>
          <table:table-cell table:style-name="ACE-0x7fcdc174fef0"/>
          <table:table-cell table:style-name="ACE-0x7fcdc174fef0" table:formula="of:=[.R12]^2/[.I12]*([.B12]*0.01/2)^2" office:value-type="float" office:value="0.0752692425376186">
            <text:p>0.08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C</text:p>
          </table:table-cell>
          <table:table-cell table:style-name="ACE-0x7fcdc174fef0" office:value-type="float" office:value="35.9">
            <text:p>35.90</text:p>
          </table:table-cell>
          <table:table-cell table:style-name="ACE-0x7fcdc174fef0" office:value-type="float" office:value="13">
            <text:p>13.00</text:p>
          </table:table-cell>
          <table:table-cell table:style-name="ACE-0x7fcdc174fef0" office:value-type="float" office:value="12.9">
            <text:p>12.90</text:p>
          </table:table-cell>
          <table:table-cell table:style-name="ACE-0x7fcdc174f360" table:formula="of:=[.C13]*100*1e-06/[.$C$5]" office:value-type="float" office:value="0.00342105263157895">
            <text:p>3.42E−03</text:p>
          </table:table-cell>
          <table:table-cell table:style-name="ACE-0x7fcdc174fef0" table:formula="of:=[.U13]" office:value-type="float" office:value="0.0245234847843495">
            <text:p>0.02</text:p>
          </table:table-cell>
          <table:table-cell table:style-name="ACE-0x7fcdc174f800" table:formula="of:=[.R13]/SQRT([.$E$7])" office:value-type="float" office:value="0.00259071781492275">
            <text:p>0.0026</text:p>
          </table:table-cell>
          <table:table-cell table:style-name="ACE-0x7fcdc174fef0" table:formula="of:=[.D13]/[.B13]" office:value-type="float" office:value="0.35933147632312">
            <text:p>0.36</text:p>
          </table:table-cell>
          <table:table-cell table:style-name="ACE-0x7fcdc174f6d8" table:formula="of:=[.I12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3]*[.B13]*0.01/2/[.I13]" office:value-type="float" office:value="44.0196551879073">
            <text:p>44.02</text:p>
          </table:table-cell>
          <table:table-cell table:style-name="ACE-0x7fcdc174fef0" office:value-type="string">
            <text:p>s</text:p>
          </table:table-cell>
          <table:table-cell table:style-name="ACE-0x7fcdc174fef0" table:formula="of:=([.K13]*[.$E$7]*[.B13]*0.01/2)^(1/3)" office:value-type="float" office:value="4.47481118144067">
            <text:p>4.47</text:p>
          </table:table-cell>
          <table:table-cell table:style-name="ACE-0x7fcdc174f360" table:formula="of:=-[.E13]" office:value-type="float" office:value="-0.00342105263157895">
            <text:p>−3.42E−03</text:p>
          </table:table-cell>
          <table:table-cell table:style-name="ACE-0x7fcdc174f360" table:formula="of:=[.D13]*0.01/SQRT([.$E$7])" office:value-type="float" office:value="0.0383074446741142">
            <text:p>3.83E−02</text:p>
          </table:table-cell>
          <table:table-cell table:style-name="ACE-0x7fcdc174fef0" table:formula="of:=([.B13]-[.D13])^3*1e-06/3/[.I13]" office:value-type="float" office:value="40.5566666666667">
            <text:p>40.56</text:p>
          </table:table-cell>
          <table:table-cell table:style-name="ACE-0x7fcdc174fef0"/>
          <table:table-cell table:style-name="ACE-0x7fcdc174f360" table:formula="of:=(-[.O13]+SQRT([.O13]^2-4*[.N13]*[.P13]))/(2*[.P13])" office:value-type="float" office:value="0.0087242206043273">
            <text:p>8.72E−03</text:p>
          </table:table-cell>
          <table:table-cell table:style-name="ACE-0x7fcdc174f360" table:formula="of:=(-[.O13]-SQRT([.O13]^2-4*[.N13]*[.P13]))/(2*[.P13])" office:value-type="float" office:value="-0.00966876185543556">
            <text:p>−9.67E−03</text:p>
          </table:table-cell>
          <table:table-cell table:style-name="ACE-0x7fcdc174fef0"/>
          <table:table-cell table:style-name="ACE-0x7fcdc174fef0" table:formula="of:=[.R13]^2/[.I13]*([.B13]*0.01/2)^2" office:value-type="float" office:value="0.0245234847843495">
            <text:p>0.02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D</text:p>
          </table:table-cell>
          <table:table-cell table:style-name="ACE-0x7fcdc174fef0" office:value-type="float" office:value="29">
            <text:p>29.00</text:p>
          </table:table-cell>
          <table:table-cell table:style-name="ACE-0x7fcdc174fef0" office:value-type="float" office:value="98">
            <text:p>98.00</text:p>
          </table:table-cell>
          <table:table-cell table:style-name="ACE-0x7fcdc174fef0" office:value-type="float" office:value="6.4">
            <text:p>6.40</text:p>
          </table:table-cell>
          <table:table-cell table:style-name="ACE-0x7fcdc174f360" table:formula="of:=[.C14]*100*1e-06/[.$C$5]" office:value-type="float" office:value="0.0257894736842105">
            <text:p>2.58E−02</text:p>
          </table:table-cell>
          <table:table-cell table:style-name="ACE-0x7fcdc174fef0" table:formula="of:=[.U14]" office:value-type="float" office:value="0.13825751467232">
            <text:p>0.14</text:p>
          </table:table-cell>
          <table:table-cell table:style-name="ACE-0x7fcdc174f800" table:formula="of:=[.R14]/SQRT([.$E$7])" office:value-type="float" office:value="0.00761499887197973">
            <text:p>0.0076</text:p>
          </table:table-cell>
          <table:table-cell table:style-name="ACE-0x7fcdc174fef0" table:formula="of:=[.D14]/[.B14]" office:value-type="float" office:value="0.220689655172414">
            <text:p>0.22</text:p>
          </table:table-cell>
          <table:table-cell table:style-name="ACE-0x7fcdc174f6d8" table:formula="of:=[.I13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4]*[.B14]*0.01/2/[.I14]" office:value-type="float" office:value="200.473396274864">
            <text:p>200.47</text:p>
          </table:table-cell>
          <table:table-cell table:style-name="ACE-0x7fcdc174fef0" office:value-type="string">
            <text:p>u</text:p>
          </table:table-cell>
          <table:table-cell table:style-name="ACE-0x7fcdc174fef0" table:formula="of:=([.K14]*[.$E$7]*[.B14]*0.01/2)^(1/3)" office:value-type="float" office:value="6.90789829638146">
            <text:p>6.91</text:p>
          </table:table-cell>
          <table:table-cell table:style-name="ACE-0x7fcdc174f360" table:formula="of:=-[.E14]" office:value-type="float" office:value="-0.0257894736842105">
            <text:p>−2.58E−02</text:p>
          </table:table-cell>
          <table:table-cell table:style-name="ACE-0x7fcdc174f360" table:formula="of:=[.D14]*0.01/SQRT([.$E$7])" office:value-type="float" office:value="0.019005243869328">
            <text:p>1.90E−02</text:p>
          </table:table-cell>
          <table:table-cell table:style-name="ACE-0x7fcdc174fef0" table:formula="of:=([.B14]-[.D14])^3*1e-06/3/[.I14]" office:value-type="float" office:value="38.4772533333333">
            <text:p>38.48</text:p>
          </table:table-cell>
          <table:table-cell table:style-name="ACE-0x7fcdc174fef0"/>
          <table:table-cell table:style-name="ACE-0x7fcdc174f360" table:formula="of:=(-[.O14]+SQRT([.O14]^2-4*[.N14]*[.P14]))/(2*[.P14])" office:value-type="float" office:value="0.0256434451016564">
            <text:p>2.56E−02</text:p>
          </table:table-cell>
          <table:table-cell table:style-name="ACE-0x7fcdc174f360" table:formula="of:=(-[.O14]-SQRT([.O14]^2-4*[.N14]*[.P14]))/(2*[.P14])" office:value-type="float" office:value="-0.0261373796271976">
            <text:p>−2.61E−02</text:p>
          </table:table-cell>
          <table:table-cell table:style-name="ACE-0x7fcdc174fef0"/>
          <table:table-cell table:style-name="ACE-0x7fcdc174fef0" table:formula="of:=[.R14]^2/[.I14]*([.B14]*0.01/2)^2" office:value-type="float" office:value="0.13825751467232">
            <text:p>0.14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E</text:p>
          </table:table-cell>
          <table:table-cell table:style-name="ACE-0x7fcdc174fef0" office:value-type="float" office:value="29">
            <text:p>29.00</text:p>
          </table:table-cell>
          <table:table-cell table:style-name="ACE-0x7fcdc174fef0" office:value-type="float" office:value="40">
            <text:p>40.00</text:p>
          </table:table-cell>
          <table:table-cell table:style-name="ACE-0x7fcdc174fef0" office:value-type="float" office:value="9.4">
            <text:p>9.40</text:p>
          </table:table-cell>
          <table:table-cell table:style-name="ACE-0x7fcdc174f360" table:formula="of:=[.C15]*100*1e-06/[.$C$5]" office:value-type="float" office:value="0.0105263157894737">
            <text:p>1.05E−02</text:p>
          </table:table-cell>
          <table:table-cell table:style-name="ACE-0x7fcdc174fef0" table:formula="of:=[.U15]" office:value-type="float" office:value="0.0835185408978757">
            <text:p>0.08</text:p>
          </table:table-cell>
          <table:table-cell table:style-name="ACE-0x7fcdc174f800" table:formula="of:=[.R15]/SQRT([.$E$7])" office:value-type="float" office:value="0.00591857178857068">
            <text:p>0.0059</text:p>
          </table:table-cell>
          <table:table-cell table:style-name="ACE-0x7fcdc174fef0" table:formula="of:=[.D15]/[.B15]" office:value-type="float" office:value="0.324137931034483">
            <text:p>0.32</text:p>
          </table:table-cell>
          <table:table-cell table:style-name="ACE-0x7fcdc174f6d8" table:formula="of:=[.I14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5]*[.B15]*0.01/2/[.I15]" office:value-type="float" office:value="121.10188430192">
            <text:p>121.10</text:p>
          </table:table-cell>
          <table:table-cell table:style-name="ACE-0x7fcdc174fef0" office:value-type="string">
            <text:p>u</text:p>
          </table:table-cell>
          <table:table-cell table:style-name="ACE-0x7fcdc174fef0" table:formula="of:=([.K15]*[.$E$7]*[.B15]*0.01/2)^(1/3)" office:value-type="float" office:value="5.83952227160411">
            <text:p>5.84</text:p>
          </table:table-cell>
          <table:table-cell table:style-name="ACE-0x7fcdc174f360" table:formula="of:=-[.E15]" office:value-type="float" office:value="-0.0105263157894737">
            <text:p>−1.05E−02</text:p>
          </table:table-cell>
          <table:table-cell table:style-name="ACE-0x7fcdc174f360" table:formula="of:=[.D15]*0.01/SQRT([.$E$7])" office:value-type="float" office:value="0.0279139519330754">
            <text:p>2.79E−02</text:p>
          </table:table-cell>
          <table:table-cell table:style-name="ACE-0x7fcdc174fef0" table:formula="of:=([.B15]-[.D15])^3*1e-06/3/[.I15]" office:value-type="float" office:value="25.0984533333333">
            <text:p>25.10</text:p>
          </table:table-cell>
          <table:table-cell table:style-name="ACE-0x7fcdc174fef0"/>
          <table:table-cell table:style-name="ACE-0x7fcdc174f360" table:formula="of:=(-[.O15]+SQRT([.O15]^2-4*[.N15]*[.P15]))/(2*[.P15])" office:value-type="float" office:value="0.0199307410666716">
            <text:p>1.99E−02</text:p>
          </table:table-cell>
          <table:table-cell table:style-name="ACE-0x7fcdc174f360" table:formula="of:=(-[.O15]-SQRT([.O15]^2-4*[.N15]*[.P15]))/(2*[.P15])" office:value-type="float" office:value="-0.0210429192380652">
            <text:p>−2.10E−02</text:p>
          </table:table-cell>
          <table:table-cell table:style-name="ACE-0x7fcdc174fef0"/>
          <table:table-cell table:style-name="ACE-0x7fcdc174fef0" table:formula="of:=[.R15]^2/[.I15]*([.B15]*0.01/2)^2" office:value-type="float" office:value="0.0835185408978757">
            <text:p>0.08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F</text:p>
          </table:table-cell>
          <table:table-cell table:style-name="ACE-0x7fcdc174fef0" office:value-type="float" office:value="29">
            <text:p>29.00</text:p>
          </table:table-cell>
          <table:table-cell table:style-name="ACE-0x7fcdc174fef0" office:value-type="float" office:value="8">
            <text:p>8.00</text:p>
          </table:table-cell>
          <table:table-cell table:style-name="ACE-0x7fcdc174fef0" office:value-type="float" office:value="12.7">
            <text:p>12.70</text:p>
          </table:table-cell>
          <table:table-cell table:style-name="ACE-0x7fcdc174f360" table:formula="of:=[.C16]*100*1e-06/[.$C$5]" office:value-type="float" office:value="0.00210526315789474">
            <text:p>2.11E−03</text:p>
          </table:table-cell>
          <table:table-cell table:style-name="ACE-0x7fcdc174fef0" table:formula="of:=[.U16]" office:value-type="float" office:value="0.0247076113339963">
            <text:p>0.02</text:p>
          </table:table-cell>
          <table:table-cell table:style-name="ACE-0x7fcdc174f800" table:formula="of:=[.R16]/SQRT([.$E$7])" office:value-type="float" office:value="0.00321914731211001">
            <text:p>0.0032</text:p>
          </table:table-cell>
          <table:table-cell table:style-name="ACE-0x7fcdc174fef0" table:formula="of:=[.D16]/[.B16]" office:value-type="float" office:value="0.437931034482759">
            <text:p>0.44</text:p>
          </table:table-cell>
          <table:table-cell table:style-name="ACE-0x7fcdc174f6d8" table:formula="of:=[.I15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6]*[.B16]*0.01/2/[.I16]" office:value-type="float" office:value="35.8260364342946">
            <text:p>35.83</text:p>
          </table:table-cell>
          <table:table-cell table:style-name="ACE-0x7fcdc174fef0" office:value-type="string">
            <text:p>s</text:p>
          </table:table-cell>
          <table:table-cell table:style-name="ACE-0x7fcdc174fef0" table:formula="of:=([.K16]*[.$E$7]*[.B16]*0.01/2)^(1/3)" office:value-type="float" office:value="3.8909884353197">
            <text:p>3.89</text:p>
          </table:table-cell>
          <table:table-cell table:style-name="ACE-0x7fcdc174f360" table:formula="of:=-[.E16]" office:value-type="float" office:value="-0.00210526315789474">
            <text:p>−2.11E−03</text:p>
          </table:table-cell>
          <table:table-cell table:style-name="ACE-0x7fcdc174f360" table:formula="of:=[.D16]*0.01/SQRT([.$E$7])" office:value-type="float" office:value="0.0377135308031977">
            <text:p>3.77E−02</text:p>
          </table:table-cell>
          <table:table-cell table:style-name="ACE-0x7fcdc174fef0" table:formula="of:=([.B16]-[.D16])^3*1e-06/3/[.I16]" office:value-type="float" office:value="14.4358233333333">
            <text:p>14.44</text:p>
          </table:table-cell>
          <table:table-cell table:style-name="ACE-0x7fcdc174fef0"/>
          <table:table-cell table:style-name="ACE-0x7fcdc174f360" table:formula="of:=(-[.O16]+SQRT([.O16]^2-4*[.N16]*[.P16]))/(2*[.P16])" office:value-type="float" office:value="0.0108404516875229">
            <text:p>1.08E−02</text:p>
          </table:table-cell>
          <table:table-cell table:style-name="ACE-0x7fcdc174f360" table:formula="of:=(-[.O16]-SQRT([.O16]^2-4*[.N16]*[.P16]))/(2*[.P16])" office:value-type="float" office:value="-0.0134529476936298">
            <text:p>−1.35E−02</text:p>
          </table:table-cell>
          <table:table-cell table:style-name="ACE-0x7fcdc174fef0"/>
          <table:table-cell table:style-name="ACE-0x7fcdc174fef0" table:formula="of:=[.R16]^2/[.I16]*([.B16]*0.01/2)^2" office:value-type="float" office:value="0.0247076113339963">
            <text:p>0.02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G</text:p>
          </table:table-cell>
          <table:table-cell table:style-name="ACE-0x7fcdc174fef0" office:value-type="float" office:value="16.4">
            <text:p>16.40</text:p>
          </table:table-cell>
          <table:table-cell table:style-name="ACE-0x7fcdc174fef0" office:value-type="float" office:value="48">
            <text:p>48.00</text:p>
          </table:table-cell>
          <table:table-cell table:style-name="ACE-0x7fcdc174fef0" office:value-type="float" office:value="6.2">
            <text:p>6.20</text:p>
          </table:table-cell>
          <table:table-cell table:style-name="ACE-0x7fcdc174f360" table:formula="of:=[.C17]*100*1e-06/[.$C$5]" office:value-type="float" office:value="0.0126315789473684">
            <text:p>1.26E−02</text:p>
          </table:table-cell>
          <table:table-cell table:style-name="ACE-0x7fcdc174fef0" table:formula="of:=[.U17]" office:value-type="float" office:value="0.220085336559409">
            <text:p>0.22</text:p>
          </table:table-cell>
          <table:table-cell table:style-name="ACE-0x7fcdc174f800" table:formula="of:=[.R17]/SQRT([.$E$7])" office:value-type="float" office:value="0.0169892878397224">
            <text:p>0.0170</text:p>
          </table:table-cell>
          <table:table-cell table:style-name="ACE-0x7fcdc174fef0" table:formula="of:=[.D17]/[.B17]" office:value-type="float" office:value="0.378048780487805">
            <text:p>0.38</text:p>
          </table:table-cell>
          <table:table-cell table:style-name="ACE-0x7fcdc174f6d8" table:formula="of:=[.I16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7]*[.B17]*0.01/2/[.I17]" office:value-type="float" office:value="180.469975978715">
            <text:p>180.47</text:p>
          </table:table-cell>
          <table:table-cell table:style-name="ACE-0x7fcdc174fef0" office:value-type="string">
            <text:p>u</text:p>
          </table:table-cell>
          <table:table-cell table:style-name="ACE-0x7fcdc174fef0" table:formula="of:=([.K17]*[.$E$7]*[.B17]*0.01/2)^(1/3)" office:value-type="float" office:value="5.51582682359185">
            <text:p>5.52</text:p>
          </table:table-cell>
          <table:table-cell table:style-name="ACE-0x7fcdc174f360" table:formula="of:=-[.E17]" office:value-type="float" office:value="-0.0126315789473684">
            <text:p>−1.26E−02</text:p>
          </table:table-cell>
          <table:table-cell table:style-name="ACE-0x7fcdc174f360" table:formula="of:=[.D17]*0.01/SQRT([.$E$7])" office:value-type="float" office:value="0.0184113299984115">
            <text:p>1.84E−02</text:p>
          </table:table-cell>
          <table:table-cell table:style-name="ACE-0x7fcdc174fef0" table:formula="of:=([.B17]-[.D17])^3*1e-06/3/[.I17]" office:value-type="float" office:value="3.53736">
            <text:p>3.54</text:p>
          </table:table-cell>
          <table:table-cell table:style-name="ACE-0x7fcdc174fef0"/>
          <table:table-cell table:style-name="ACE-0x7fcdc174f360" table:formula="of:=(-[.O17]+SQRT([.O17]^2-4*[.N17]*[.P17]))/(2*[.P17])" office:value-type="float" office:value="0.0572112849073735">
            <text:p>5.72E−02</text:p>
          </table:table-cell>
          <table:table-cell table:style-name="ACE-0x7fcdc174f360" table:formula="of:=(-[.O17]-SQRT([.O17]^2-4*[.N17]*[.P17]))/(2*[.P17])" office:value-type="float" office:value="-0.0624161071472392">
            <text:p>−6.24E−02</text:p>
          </table:table-cell>
          <table:table-cell table:style-name="ACE-0x7fcdc174fef0"/>
          <table:table-cell table:style-name="ACE-0x7fcdc174fef0" table:formula="of:=[.R17]^2/[.I17]*([.B17]*0.01/2)^2" office:value-type="float" office:value="0.220085336559409">
            <text:p>0.22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H</text:p>
          </table:table-cell>
          <table:table-cell table:style-name="ACE-0x7fcdc174fef0" office:value-type="float" office:value="16.4">
            <text:p>16.40</text:p>
          </table:table-cell>
          <table:table-cell table:style-name="ACE-0x7fcdc174fef0" office:value-type="float" office:value="11">
            <text:p>11.00</text:p>
          </table:table-cell>
          <table:table-cell table:style-name="ACE-0x7fcdc174fef0" office:value-type="float" office:value="9.4">
            <text:p>9.40</text:p>
          </table:table-cell>
          <table:table-cell table:style-name="ACE-0x7fcdc174f360" table:formula="of:=[.C18]*100*1e-06/[.$C$5]" office:value-type="float" office:value="0.00289473684210526">
            <text:p>2.89E−03</text:p>
          </table:table-cell>
          <table:table-cell table:style-name="ACE-0x7fcdc174fef0" table:formula="of:=[.U18]" office:value-type="float" office:value="0.105281924732795">
            <text:p>0.11</text:p>
          </table:table-cell>
          <table:table-cell table:style-name="ACE-0x7fcdc174f800" table:formula="of:=[.R18]/SQRT([.$E$7])" office:value-type="float" office:value="0.0117505049107456">
            <text:p>0.0118</text:p>
          </table:table-cell>
          <table:table-cell table:style-name="ACE-0x7fcdc174fef0" table:formula="of:=[.D18]/[.B18]" office:value-type="float" office:value="0.573170731707317">
            <text:p>0.57</text:p>
          </table:table-cell>
          <table:table-cell table:style-name="ACE-0x7fcdc174f6d8" table:formula="of:=[.I17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8]*[.B18]*0.01/2/[.I18]" office:value-type="float" office:value="86.3311782808921">
            <text:p>86.33</text:p>
          </table:table-cell>
          <table:table-cell table:style-name="ACE-0x7fcdc174fef0" office:value-type="string">
            <text:p>s</text:p>
          </table:table-cell>
          <table:table-cell table:style-name="ACE-0x7fcdc174fef0" table:formula="of:=([.K18]*[.$E$7]*[.B18]*0.01/2)^(1/3)" office:value-type="float" office:value="4.31384819790485">
            <text:p>4.31</text:p>
          </table:table-cell>
          <table:table-cell table:style-name="ACE-0x7fcdc174f360" table:formula="of:=-[.E18]" office:value-type="float" office:value="-0.00289473684210526">
            <text:p>−2.89E−03</text:p>
          </table:table-cell>
          <table:table-cell table:style-name="ACE-0x7fcdc174f360" table:formula="of:=[.D18]*0.01/SQRT([.$E$7])" office:value-type="float" office:value="0.0279139519330754">
            <text:p>2.79E−02</text:p>
          </table:table-cell>
          <table:table-cell table:style-name="ACE-0x7fcdc174fef0" table:formula="of:=([.B18]-[.D18])^3*1e-06/3/[.I18]" office:value-type="float" office:value="1.14333333333333">
            <text:p>1.14</text:p>
          </table:table-cell>
          <table:table-cell table:style-name="ACE-0x7fcdc174fef0"/>
          <table:table-cell table:style-name="ACE-0x7fcdc174f360" table:formula="of:=(-[.O18]+SQRT([.O18]^2-4*[.N18]*[.P18]))/(2*[.P18])" office:value-type="float" office:value="0.0395697271478532">
            <text:p>3.96E−02</text:p>
          </table:table-cell>
          <table:table-cell table:style-name="ACE-0x7fcdc174f360" table:formula="of:=(-[.O18]-SQRT([.O18]^2-4*[.N18]*[.P18]))/(2*[.P18])" office:value-type="float" office:value="-0.0639842623662866">
            <text:p>−6.40E−02</text:p>
          </table:table-cell>
          <table:table-cell table:style-name="ACE-0x7fcdc174fef0"/>
          <table:table-cell table:style-name="ACE-0x7fcdc174fef0" table:formula="of:=[.R18]^2/[.I18]*([.B18]*0.01/2)^2" office:value-type="float" office:value="0.105281924732795">
            <text:p>0.11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1">
          <table:table-cell table:style-name="ACE-0x7fcdc174fef0" office:value-type="string">
            <text:p>I</text:p>
          </table:table-cell>
          <table:table-cell table:style-name="ACE-0x7fcdc174fef0" office:value-type="float" office:value="12.3">
            <text:p>12.30</text:p>
          </table:table-cell>
          <table:table-cell table:style-name="ACE-0x7fcdc174fef0" office:value-type="float" office:value="13">
            <text:p>13.00</text:p>
          </table:table-cell>
          <table:table-cell table:style-name="ACE-0x7fcdc174fef0" office:value-type="float" office:value="9">
            <text:p>9.00</text:p>
          </table:table-cell>
          <table:table-cell table:style-name="ACE-0x7fcdc174f360" table:formula="of:=[.C19]*100*1e-06/[.$C$5]" office:value-type="float" office:value="0.00342105263157895">
            <text:p>3.42E−03</text:p>
          </table:table-cell>
          <table:table-cell table:style-name="ACE-0x7fcdc174fef0" table:formula="of:=[.U19]" office:value-type="float" office:value="0.312781848856313">
            <text:p>0.31</text:p>
          </table:table-cell>
          <table:table-cell table:style-name="ACE-0x7fcdc174f800" table:formula="of:=[.R19]/SQRT([.$E$7])" office:value-type="float" office:value="0.0270046857715196">
            <text:p>0.0270</text:p>
          </table:table-cell>
          <table:table-cell table:style-name="ACE-0x7fcdc174fef0" table:formula="of:=[.D19]/[.B19]" office:value-type="float" office:value="0.731707317073171">
            <text:p>0.73</text:p>
          </table:table-cell>
          <table:table-cell table:style-name="ACE-0x7fcdc174f6d8" table:formula="of:=[.I18]" office:value-type="float" office:value="0.0001">
            <text:p>1.000E−04</text:p>
          </table:table-cell>
          <table:table-cell table:style-name="ACE-0x7fcdc174fef0"/>
          <table:table-cell table:style-name="ACE-0x7fcdc174fef0" table:formula="of:=[.U19]*[.B19]*0.01/2/[.I19]" office:value-type="float" office:value="192.360837046633">
            <text:p>192.36</text:p>
          </table:table-cell>
          <table:table-cell table:style-name="ACE-0x7fcdc174fef0" office:value-type="string">
            <text:p>s</text:p>
          </table:table-cell>
          <table:table-cell table:style-name="ACE-0x7fcdc174fef0" table:formula="of:=([.K19]*[.$E$7]*[.B19]*0.01/2)^(1/3)" office:value-type="float" office:value="5.1191942519257">
            <text:p>5.12</text:p>
          </table:table-cell>
          <table:table-cell table:style-name="ACE-0x7fcdc174f360" table:formula="of:=-[.E19]" office:value-type="float" office:value="-0.00342105263157895">
            <text:p>−3.42E−03</text:p>
          </table:table-cell>
          <table:table-cell table:style-name="ACE-0x7fcdc174f360" table:formula="of:=[.D19]*0.01/SQRT([.$E$7])" office:value-type="float" office:value="0.0267261241912424">
            <text:p>2.67E−02</text:p>
          </table:table-cell>
          <table:table-cell table:style-name="ACE-0x7fcdc174fef0" table:formula="of:=([.B19]-[.D19])^3*1e-06/3/[.I19]" office:value-type="float" office:value="0.11979">
            <text:p>0.12</text:p>
          </table:table-cell>
          <table:table-cell table:style-name="ACE-0x7fcdc174fef0"/>
          <table:table-cell table:style-name="ACE-0x7fcdc174f360" table:formula="of:=(-[.O19]+SQRT([.O19]^2-4*[.N19]*[.P19]))/(2*[.P19])" office:value-type="float" office:value="0.0909380537950639">
            <text:p>9.09E−02</text:p>
          </table:table-cell>
          <table:table-cell table:style-name="ACE-0x7fcdc174f360" table:formula="of:=(-[.O19]-SQRT([.O19]^2-4*[.N19]*[.P19]))/(2*[.P19])" office:value-type="float" office:value="-0.314046194635221">
            <text:p>−3.14E−01</text:p>
          </table:table-cell>
          <table:table-cell table:style-name="ACE-0x7fcdc174fef0"/>
          <table:table-cell table:style-name="ACE-0x7fcdc174fef0" table:formula="of:=[.R19]^2/[.I19]*([.B19]*0.01/2)^2" office:value-type="float" office:value="0.312781848856313">
            <text:p>0.31</text:p>
          </table:table-cell>
          <table:table-cell table:number-columns-repeated="233" table:style-name="ACE-0x7fcdc174fef0"/>
          <table:table-cell table:number-columns-repeated="2" table:style-name="Gnumeric-default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5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4">
          <table:table-cell table:number-columns-repeated="256"/>
        </table:table-row>
        <table:table-row table:style-name="AROW-0" table:number-rows-repeated="6550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cdc177f200" table:print="true">
        <office:forms form:automatic-focus="false" form:apply-design-mode="false">
          <form:form/>
        </office:forms>
        <table:table-column table:default-cell-style-name="ACE-0x7fcdc174f110" table:style-name="ACOL-0"/>
        <table:table-column table:default-cell-style-name="ACE-0x7fcdc174f1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cdc177f3f0" table:print="true">
        <office:forms form:automatic-focus="false" form:apply-design-mode="false">
          <form:form/>
        </office:forms>
        <table:table-column table:default-cell-style-name="ACE-0x7fcdc174f238" table:style-name="ACOL-0"/>
        <table:table-column table:default-cell-style-name="ACE-0x7fcdc174f23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3">
      <number:scientific-number number:decimal-places="3" number:grouping="false" number:min-integer-digits="1" number:min-exponent-digits="1"/>
    </number:number-style>
    <number:number-style style:name="ND.1">
      <number:scientific-number number:decimal-places="2" number:grouping="false" number:min-integer-digits="1" number:min-exponent-digits="1"/>
    </number:number-style>
    <number:number-style style:name="ND.0">
      <number:number number:decimal-places="2" number:display-factor="1" number:grouping="false" number:min-integer-digits="1"/>
    </number:number-style>
    <number:number-style style:name="ND.2">
      <number:number number:decimal-places="4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dc16dda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dc1709bf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dc173e5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dc177f010" style:display-name="Sheet1" style:page-layout-name="pl-0x7fcdc16dda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dc177f200" style:display-name="Sheet2" style:page-layout-name="pl-0x7fcdc1709b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dc177f3f0" style:display-name="Sheet3" style:page-layout-name="pl-0x7fcdc173e5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30T22:35:54Z</dc:date>
    <meta:creation-date>2014-08-28T19:18:13Z</meta:creation-date>
    <meta:generator>gnumeric/1.12.9</meta:generator>
  </office:meta>
</office:document-meta>
</file>